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style:text-underline-style="solid" style:text-underline-width="auto" style:text-underline-color="font-color" fo:font-weight="bold" officeooo:rsid="00060041" officeooo:paragraph-rsid="00060041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24pt" style:text-underline-style="none" fo:font-weight="normal" officeooo:rsid="00060041" officeooo:paragraph-rsid="00060041" style:font-size-asian="24pt" style:font-weight-asian="normal" style:font-size-complex="24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ning Video Note:</text:p>
      <text:p text:style-name="P2">1. Enter <text:span text:style-name="T1">django </text:span><text:span text:style-name="T2">virtual environment via terminal:</text:span></text:p>
      <text:p text:style-name="P2"><text:span text:style-name="T2">- Stored in dev/django</text:span></text:p>
      <text:p text:style-name="P2"><text:span text:style-name="T2">- Enter: source dev/envs/django/bin/activate</text:span></text:p>
      <text:p text:style-name="P2"><text:span text:style-name="T2">2. Start local server and run app:</text:span></text:p>
      <text:p text:style-name="P2"><text:span text:style-name="T2">- Navigate to desktop/python/video_note/video_note</text:span></text:p>
      <text:p text:style-name="P2"><text:span text:style-name="T2">- Enter: python manage.py runserver</text:span></text:p>
      <text:p text:style-name="P2"><text:span text:style-name="T2">- Go to localhost:8000 in browser to access site</text:span></text:p>
      <text:p text:style-name="P2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23:15:22.866251535</meta:creation-date>
    <dc:date>2022-10-04T23:20:23.643756298</dc:date>
    <meta:editing-duration>PT5M1S</meta:editing-duration>
    <meta:editing-cycles>1</meta:editing-cycles>
    <meta:document-statistic meta:table-count="0" meta:image-count="0" meta:object-count="0" meta:page-count="1" meta:paragraph-count="8" meta:word-count="43" meta:character-count="301" meta:non-whitespace-character-count="266"/>
    <meta:generator>LibreOffice/7.3.6.2$Linux_X86_64 LibreOffice_project/30$Build-2</meta:generator>
  </office:meta>
</office:document-meta>
</file>